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4" style:family="table-cell" style:parent-style-name="Default" style:data-style-name="N2">
      <style:table-cell-properties fo:background-color="#fff685"/>
    </style:style>
    <style:style style:name="ce5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21409a"/>
    </style:style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es.$A$2:.$A$16])" table:allow-empty-cell="true" table:display-list="unsorted" table:base-cell-address="Valeurs.A2">
          <table:error-message table:message-type="stop" table:display="true"/>
        </table:content-validation>
        <table:content-validation table:name="val2" table:condition="of:cell-content-is-in-list([$listes.$B$2:.$B$19])" table:allow-empty-cell="true" table:display-list="unsorted" table:base-cell-address="Valeurs.B2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Valeurs.G2">
          <table:error-message table:message-type="stop" table:display="true"/>
        </table:content-validation>
      </table:content-validations>
      <table:table table:name="Valeu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nsibilité</text:p>
          </table:table-cell>
          <table:table-cell office:value-type="string" calcext:value-type="string">
            <text:p>ouverture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pas UV</text:p>
          </table:table-cell>
          <table:table-cell/>
          <table:table-cell office:value-type="string" calcext:value-type="string">
            <text:p>ratio UV/visible</text:p>
          </table:table-cell>
          <table:table-cell office:value-type="string" calcext:value-type="string">
            <text:p>coef UV</text:p>
          </table:table-cell>
          <table:table-cell office:value-type="string" calcext:value-type="string">
            <text:p>offset pas</text:p>
          </table:table-cell>
          <table:table-cell office:value-type="string" calcext:value-type="string">
            <text:p>offset UV</text:p>
          </table:table-cell>
        </table:table-row>
        <table:table-row table:style-name="ro1">
          <table:table-cell table:content-validation-name="val1" office:value-type="float" office:value="0.7" calcext:value-type="float">
            <text:p>0,7</text:p>
          </table:table-cell>
          <table:table-cell table:content-validation-name="val2" office:value-type="float" office:value="8" calcext:value-type="float">
            <text:p>8</text:p>
          </table:table-cell>
          <table:table-cell/>
          <table:table-cell office:value-type="float" office:value="452" calcext:value-type="float">
            <text:p>452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content-validation-name="val3" office:value-type="float" office:value="30" calcext:value-type="float">
            <text:p>30</text:p>
          </table:table-cell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office:value-type="float" office:value="5.5" calcext:value-type="float">
            <text:p>5,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ondérée</text:p>
          </table:table-cell>
          <table:table-cell office:value-type="string" calcext:value-type="string">
            <text:p>pondérée sensibilité</text:p>
          </table:table-cell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normalisée</text:p>
          </table:table-cell>
          <table:table-cell table:number-columns-repeated="2"/>
        </table:table-row>
        <table:table-row table:style-name="ro1">
          <table:table-cell table:style-name="ce1" table:formula="of:=LOG([.$D$2]; 2) - 1.3219" office:value-type="float" office:value="7.49827896241519" calcext:value-type="float">
            <text:p>7,50</text:p>
          </table:table-cell>
          <table:table-cell table:style-name="ce1" table:formula="of:=[.A7] + LOG(([.$A$2] / 100); 2)" office:value-type="float" office:value="0.339849599810705" calcext:value-type="float">
            <text:p>0,34</text:p>
          </table:table-cell>
          <table:table-cell table:style-name="ce1" table:formula="of:=[.$H$2] * LOG([.$E$2] + [.$I$2]; 2)" office:value-type="float" office:value="16.0683643446991" calcext:value-type="float">
            <text:p>16,07</text:p>
          </table:table-cell>
          <table:table-cell table:style-name="ce1" table:formula="of:=(([.A7] * (100 - [.$G$2]) + ([.C7] * [.$G$2])) / 100)" office:value-type="float" office:value="10.0693045771004" calcext:value-type="float">
            <text:p>10,07</text:p>
          </table:table-cell>
          <table:table-cell table:style-name="ce1" table:formula="of:=[.D7] + LOG(([.$A$2] / 100); 2)" office:value-type="float" office:value="2.91087521449588" calcext:value-type="float">
            <text:p>2,91</text:p>
          </table:table-cell>
          <table:table-cell/>
          <table:table-cell table:style-name="ce2" table:formula="of:=POWER(2; LOG(POWER([.$B$2]; 2); 2) - [.E7])" office:value-type="float" office:value="8.50979740386079" calcext:value-type="float">
            <text:p>8,510</text:p>
          </table:table-cell>
          <table:table-cell table:style-name="ce2" table:formula="of:=1/[.G7]" office:value-type="float" office:value="0.117511610740147" calcext:value-type="float">
            <text:p>0,118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ef uv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ratio visible / uv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ondérée</text:p>
          </table:table-cell>
          <table:table-cell office:value-type="string" calcext:value-type="string">
            <text:p>pondérée sensibilité</text:p>
          </table:table-cell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normalisée</text:p>
          </table:table-cell>
          <table:table-cell table:number-columns-repeated="2"/>
        </table:table-row>
        <table:table-row table:style-name="ro1">
          <table:table-cell table:style-name="ce4" office:value-type="float" office:value="15.5" calcext:value-type="float">
            <text:p>15,50</text:p>
          </table:table-cell>
          <table:table-cell table:style-name="ce1" table:formula="of:=[.A12] + LOG(([.$A$2] / 100); 2)" office:value-type="float" office:value="8.34157063739552" calcext:value-type="float">
            <text:p>8,34</text:p>
          </table:table-cell>
          <table:table-cell table:style-name="ce1" table:formula="of:=[.B10] * LOG([.$E$2] + [.$I$2]; 2)" office:value-type="float" office:value="16.0683643446991" calcext:value-type="float">
            <text:p>16,07</text:p>
          </table:table-cell>
          <table:table-cell table:style-name="ce1" table:formula="of:=(([.A12] * (100 - [.D10]) + ([.C12] * [.D10])) / 100)" office:value-type="float" office:value="15.6705093034097" calcext:value-type="float">
            <text:p>15,67</text:p>
          </table:table-cell>
          <table:table-cell table:style-name="ce1" table:formula="of:=[.D12] + LOG(([.$A$2] / 100); 2)" office:value-type="float" office:value="8.51207994080525" calcext:value-type="float">
            <text:p>8,51</text:p>
          </table:table-cell>
          <table:table-cell/>
          <table:table-cell table:style-name="ce2" table:formula="of:=POWER(2; LOG(POWER([.$B$2]; 2); 2) - [.E12])" office:value-type="float" office:value="0.175302692408604" calcext:value-type="float">
            <text:p>0,175</text:p>
          </table:table-cell>
          <table:table-cell table:style-name="ce2" table:formula="of:=1/[.G12]" office:value-type="float" office:value="5.70441894679605" calcext:value-type="float">
            <text:p>5,70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ef uv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atio visible / uv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offset UV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pondérée</text:p>
          </table:table-cell>
          <table:table-cell office:value-type="string" calcext:value-type="string">
            <text:p>pondérée sensibilité</text:p>
          </table:table-cell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normalisée</text:p>
          </table:table-cell>
          <table:table-cell table:number-columns-repeated="2"/>
        </table:table-row>
        <table:table-row table:style-name="ro1">
          <table:table-cell table:style-name="ce1" table:formula="of:=[.A12]" office:value-type="float" office:value="15.5" calcext:value-type="float">
            <text:p>15,50</text:p>
          </table:table-cell>
          <table:table-cell table:style-name="ce1" table:formula="of:=[.A17] + LOG(([.$A$2] / 100); 2)" office:value-type="float" office:value="8.34157063739552" calcext:value-type="float">
            <text:p>8,34</text:p>
          </table:table-cell>
          <table:table-cell table:style-name="ce1" table:formula="of:=[.B15] * LOG([.$E$2] + [.$I$2]; 2) + [.F15]" office:value-type="float" office:value="17.1819224826852" calcext:value-type="float">
            <text:p>17,18</text:p>
          </table:table-cell>
          <table:table-cell table:style-name="ce1" table:formula="of:=(([.A17] * (100 - [.D15]) + ([.C17] * [.D15])) / 100)" office:value-type="float" office:value="16.0045767448056" calcext:value-type="float">
            <text:p>16,00</text:p>
          </table:table-cell>
          <table:table-cell table:style-name="ce1" table:formula="of:=[.D17] + LOG(([.$A$2] / 100); 2)" office:value-type="float" office:value="8.84614738220107" calcext:value-type="float">
            <text:p>8,85</text:p>
          </table:table-cell>
          <table:table-cell/>
          <table:table-cell table:style-name="ce2" table:formula="of:=POWER(2; LOG(POWER([.$B$2]; 2); 2) - [.E17])" office:value-type="float" office:value="0.139067057596533" calcext:value-type="float">
            <text:p>0,139</text:p>
          </table:table-cell>
          <table:table-cell table:style-name="ce2" table:formula="of:=1/[.G17]" office:value-type="float" office:value="7.19077556743336" calcext:value-type="float">
            <text:p>7,191</text:p>
          </table:table-cell>
          <table:table-cell table:number-columns-repeated="2"/>
        </table:table-row>
      </table:table>
      <table:table table:name="liste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nsibilité</text:p>
          </table:table-cell>
          <table:table-cell office:value-type="string" calcext:value-type="string">
            <text:p>ouverture</text:p>
          </table:table-cell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9:50:56.917627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6:26:44.642543696</meta:creation-date>
    <meta:generator>LibreOffice/6.0.2.1$Linux_X86_64 LibreOffice_project/f7f06a8f319e4b62f9bc5095aa112a65d2f3ac89</meta:generator>
    <dc:date>2018-08-11T22:43:43.376974092</dc:date>
    <meta:editing-duration>PT51M52S</meta:editing-duration>
    <meta:editing-cycles>9</meta:editing-cycles>
    <meta:document-statistic meta:table-count="2" meta:cell-count="103" meta:object-count="0"/>
  </office:meta>
</office:document-meta>
</file>